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383" officeooo:paragraph-rsid="0015e383"/>
    </style:style>
    <style:style style:name="P2" style:family="paragraph" style:parent-style-name="Standard">
      <style:text-properties fo:font-size="18pt" officeooo:rsid="0015e383" officeooo:paragraph-rsid="0015e383" style:font-size-asian="18pt" style:font-size-complex="18pt"/>
    </style:style>
    <style:style style:name="P3" style:family="paragraph" style:parent-style-name="Standard">
      <style:text-properties fo:font-weight="bold" officeooo:rsid="0015e383" officeooo:paragraph-rsid="0015e383" style:font-weight-asian="bold" style:font-weight-complex="bold"/>
    </style:style>
    <style:style style:name="P4" style:family="paragraph" style:parent-style-name="Standard">
      <style:text-properties style:font-name="Bitstream Charter" fo:font-size="10pt" officeooo:rsid="0015e383" officeooo:paragraph-rsid="0015e383" style:font-size-asian="10pt" style:font-size-complex="10pt"/>
    </style:style>
    <style:style style:name="P5" style:family="paragraph" style:parent-style-name="Standard">
      <style:text-properties style:font-name="Bitstream Charter" fo:font-size="10pt" fo:font-style="normal" officeooo:rsid="0015e383" officeooo:paragraph-rsid="001b7bd3" style:font-size-asian="10pt" style:font-style-asian="normal" style:font-size-complex="10pt" style:font-style-complex="normal"/>
    </style:style>
    <style:style style:name="P6" style:family="paragraph" style:parent-style-name="Standard">
      <style:text-properties officeooo:rsid="00176626" officeooo:paragraph-rsid="00176626"/>
    </style:style>
    <style:style style:name="T1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#ffffff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text-underline-style="none" fo:font-weight="normal" officeooo:rsid="002057ed" style:text-blinking="false" fo:background-color="#ffffff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fo:font-weight="normal" officeooo:rsid="0021cae3" style:text-blinking="false" fo:background-color="#ffffff" loext:char-shading-value="0"/>
    </style:style>
    <style:style style:name="T4" style:family="text">
      <style:text-properties style:font-name="Bitstream Charter" fo:font-size="10pt" style:font-size-asian="10pt" style:font-size-complex="10pt"/>
    </style:style>
    <style:style style:name="T5" style:family="text">
      <style:text-properties style:font-name="Bitstream Charter" fo:font-size="10pt" officeooo:rsid="0015e383" style:font-size-asian="10pt" style:font-size-complex="10pt"/>
    </style:style>
    <style:style style:name="T6" style:family="text">
      <style:text-properties style:font-name="Bitstream Charter" fo:font-size="10pt" officeooo:rsid="0019335a" style:font-size-asian="10pt" style:font-size-complex="10pt"/>
    </style:style>
    <style:style style:name="T7" style:family="text">
      <style:text-properties style:font-name="Bitstream Charter" fo:font-size="10pt" fo:font-style="italic" officeooo:rsid="0015e383" style:font-size-asian="10pt" style:font-style-asian="italic" style:font-size-complex="10pt" style:font-style-complex="italic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officeooo:rsid="001b7bd3"/>
    </style:style>
    <style:style style:name="T10" style:family="text">
      <style:text-properties officeooo:rsid="001e7391"/>
    </style:style>
    <style:style style:name="T11" style:family="text">
      <style:text-properties officeooo:rsid="002057ed"/>
    </style:style>
    <style:style style:name="T12" style:family="text">
      <style:text-properties officeooo:rsid="002330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ioinformatic analysis of Magnaporthe oryzae polyadenylation sites from next generation sequencing data</text:p>
      <text:p text:style-name="P1"/>
      <text:p text:style-name="P1"/>
      <text:p text:style-name="P3">Background</text:p>
      <text:p text:style-name="P1"/>
      <text:p text:style-name="P6"><text:span text:style-name="T5">Several proteins have been shown to regulate alternative polyadenylation (APA), including Cleavage Factor I (CFIm) in metazoan and Hrp1 in yeast. The ascomycetous fungus </text:span><text:span text:style-name="T7">Magnaporthe oryzae</text:span><text:span text:style-name="T5">, also known as rice blast, is a plant-pathogenic fungus that causes a serious disease affectin</text:span><text:span text:style-name="T4">g</text:span><text:span text:style-name="T5"> rice. Rbp35 is the functional equivalent of CFIm68 in </text:span><text:span text:style-name="T7">M. oryzae</text:span><text:span text:style-name="T5">. </text:span><text:span text:style-name="T7">∆rbp35</text:span><text:span text:style-name="T5"> and </text:span><text:span text:style-name="T7">Δhrp1</text:span><text:span text:style-name="T5"> mutants are viable indicating that Rbp35 and Hrp1 are not essential components of the polyadenylation machinery in the rice blast fungus. However, </text:span><text:span text:style-name="T7">Δhrp1</text:span><text:span text:style-name="T5"> and </text:span><text:span text:style-name="T7">Δrbp35</text:span><text:span text:style-name="T5"> mutants show developmental </text:span><text:span text:style-name="T6">and virulence </text:span><text:span text:style-name="T5">defects. This suggests that both Hrp1 and the Rbp35/CFI25 complex are required for processing of pre-mRNAs in </text:span><text:span text:style-name="T7">M. oryzae</text:span><text:span text:style-name="T5">. </text:span></text:p>
      <text:p text:style-name="P4"/>
      <text:p text:style-name="P3">Results</text:p>
      <text:p text:style-name="P1"/>
      <text:p text:style-name="P5">We performed the mapping of the polyadenylation sites of <text:span text:style-name="T8">M. oryzae</text:span> in 4 four different growing media and we managed to identify more than 14000 high-confidence poly(A) sites, accounting for more than 7000 protein coding genes. 30% of <text:span text:style-name="T8">M.oryzae</text:span> genes are alternative polyadenylated, belong<text:span text:style-name="T10">ing</text:span> to specific functional groups. <text:span text:style-name="T9">We also</text:span> identified <text:span text:style-name="T9">t</text:span>he nucleotide context, protein-binding regions and RNA secondary structure of poly(A) sites, and shown to be different from yeast. <text:span text:style-name="T9">Under carbon starvation poly(A) site selection is affected in more than 400 genes, producing longer 3'UTR isoforms. </text:span>We also repeated the analysis for the <text:span text:style-name="T8">Δrbp35</text:span> mutant, discovering that in ~25% of the transcripts alternative polyadenylation is dependent by R<text:span text:style-name="T12">bp</text:span>35, <text:bookmark text:name="docs-internal-guid-5d07703f-ef32-1711-af76-bdfa5b2db1a2"/><text:span text:style-name="T1">mainly in genes related with </text:span><text:span text:style-name="T2">signaling</text:span><text:span text:style-name="T1">, organelle membrane and mitochondri</text:span><text:span text:style-name="T2">on</text:span>. In fact, <text:span text:style-name="T8">Δrbp35</text:span> affects poly(A) sites usage, preferring proximal cuts, resulting in a global shortening of 3'UTRs. <text:bookmark text:name="docs-internal-guid-5d07703f-ef33-5aa7-3c53-63ce37471c8b"/><text:span text:style-name="T1">The UGUAH motif is enriched in R</text:span><text:span text:style-name="T3">bp</text:span><text:span text:style-name="T1">35-dependent poly(A) sites, suggesting that this is the R</text:span><text:span text:style-name="T3">bp</text:span><text:span text:style-name="T1">35 </text:span><text:span text:style-name="T3">protein</text:span><text:span text:style-name="T1"> binding site. </text:span></text:p>
      <text:p text:style-name="P1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 </meta:initial-creator>
    <meta:creation-date>2015-03-05T12:09:51.359343828</meta:creation-date>
    <dc:date>2015-03-09T11:24:32.479994814</dc:date>
    <dc:creator>marco </dc:creator>
    <meta:editing-duration>P1DT2H23M21S</meta:editing-duration>
    <meta:editing-cycles>6</meta:editing-cycles>
    <meta:generator>LibreOffice/4.2.7.2$Linux_X86_64 LibreOffice_project/420m0$Build-2</meta:generator>
    <meta:document-statistic meta:table-count="0" meta:image-count="0" meta:object-count="0" meta:page-count="1" meta:paragraph-count="5" meta:word-count="272" meta:character-count="1861" meta:non-whitespace-character-count="1592"/>
  </office:meta>
</office:document-meta>
</file>